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d8c95" officeooo:paragraph-rsid="001d8c95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15pt" fo:font-style="italic" fo:font-weight="bold" officeooo:rsid="001d8c95" officeooo:paragraph-rsid="001d8c95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ize="15pt" fo:font-style="italic" fo:font-weight="bold" officeooo:rsid="001d8c95" officeooo:paragraph-rsid="001d8c95" style:font-size-asian="13.1000003814697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fo:font-weight="bold" officeooo:rsid="001f9b74" officeooo:paragraph-rsid="001f9b74" style:font-size-asian="13.1000003814697pt" style:font-style-asian="italic" style:font-weight-asian="bold" style:font-size-complex="15pt" style:font-style-complex="italic" style:font-weight-complex="bold"/>
    </style:style>
    <style:style style:name="T1" style:family="text">
      <style:text-properties officeooo:rsid="001ef5e1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REKE DANÇARINO</text:p>
      <text:p text:style-name="P1"/>
      <text:p text:style-name="P2"><text:s text:c="3"/>Num belo dia shereke e o seu burro, decidiram tirar umas férias no Rio de Janeiro. Chegando lá Shereke e o burro não sabia de nada de lá do rio então eles decidiram explorar o rio, começando pela estatua de cristo, e lá eles viram um pó muito branco e gostaram muito do cheiro, então eles decidiram comprar todo o pó,então eles foram lá e compraram todo o pó, eles começaram a cheirar, pois era bem refrescante e então eles cheiraram quase tudo, só que eles não tinha dinheiro para poder voltar para a sua cidade,então vendo isso eles começaram a vender.Quanto eles estavam acabando com a mercadoria a policia chegou e eles começaram a correr, só que a policia pegou eles,então levou eles para a delegacia.</text:p>
      <text:p text:style-name="P2"><text:s text:c="3"/>Chegando lá eles foram transportados para a prisão, chegando lá eles fizeram bastante amigos e eles criaram uma gangue, então decidiram fugir da prisão dava tudo certo, mais teve um X9 que falou para os policias,Então todos decidiram matar o X9 e foi lá eles só que quando eles estavam finalizando o cara o policial chegou e colocou todos na solidaria. Chegando lá o shereke e o seu burro viu uma parede aberta <text:s/>que timha aberta por outro prisioneiro e contaram para os amigos, e então decidiram fugir só que essa parede tava num esgoto mas mesmo assim eles foram, <text:span text:style-name="T1">chegando no esgoto eles perceberam uma coisa estranha um rato só que não era um rato normal era um rato radiotividade e mordeu o shereke e o burro e eles acabaram morrendo.</text:span></text:p>
      <text:p text:style-name="P4"><text:s text:c="3"/>Chegando lá no céu eles começarama dançar, pois estava muito felizes de tarem lá, só que<text:span text:style-name="T2"> Jesus </text:span>chegou e falou, filhos só um de vocês podem entrar, ai eles começaram a falar de quem ia ficar então o burro ficou, e então o shereke voltou virou assasino matou todo mundo e no final se m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9T14:13:06.117934786</meta:creation-date>
    <dc:date>2022-08-04T11:36:21.361573366</dc:date>
    <meta:editing-duration>PT13M2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316" meta:character-count="1756" meta:non-whitespace-character-count="1434"/>
  </office:meta>
</office:document-meta>
</file>